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F0000005D77C87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5" style:family="paragraph" style:parent-style-name="Standard" style:list-style-name="WW8Num19">
      <style:paragraph-properties fo:margin-top="0cm" fo:margin-bottom="0cm" fo:text-align="justify" style:justify-single-word="false">
        <style:tab-stops>
          <style:tab-stop style:position="0.318cm"/>
        </style:tab-stops>
      </style:paragraph-properties>
      <style:text-properties style:font-name="Arial" fo:font-size="10pt" fo:font-style="italic" style:font-size-asian="10pt" style:font-style-asian="italic" style:font-name-complex="Arial" style:font-size-complex="10pt"/>
    </style:style>
    <style:style style:name="P6" style:family="paragraph" style:parent-style-name="Text_20_body" style:list-style-name="WW8Num3">
      <style:paragraph-properties fo:margin-top="0cm" fo:margin-bottom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 style:list-style-name="WW8Num19">
      <style:paragraph-properties fo:margin-top="0cm" fo:margin-bottom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 style:list-style-name="WW8Num19">
      <style:paragraph-properties fo:margin-top="0cm" fo:margin-bottom="0cm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 style:list-style-name="WW8Num19">
      <style:paragraph-properties fo:margin-top="0cm" fo:margin-bottom="0cm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name-complex="Arial"/>
    </style:style>
    <style:style style:name="T4" style:family="text">
      <style:text-properties style:font-name-complex="Arial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9" table:style-name="Tabla9">
        <table:table-column table:style-name="Tabla9.A"/>
        <table:table-row>
          <table:table-cell table:style-name="Tabla9.A1" office:value-type="string">
            <text:h text:style-name="Heading_20_2" text:outline-level="2">U.T. Nº6: Gestión de servidores web <text:s text:c="44"/><text:span text:style-name="T5">18 horas</text:span></text:h>
          </table:table-cell>
        </table:table-row>
        <table:table-row>
          <table:table-cell table:style-name="Tabla9.A2" office:value-type="string">
            <text:h text:style-name="Heading_20_3" text:outline-level="3">Criterios de evaluación</text:h>
          </table:table-cell>
        </table:table-row>
        <table:table-row>
          <table:table-cell table:style-name="Tabla9.A2" office:value-type="string">
            <text:p text:style-name="P4">a) Se han descrito los fundamentos y protocolos en los que se basa el funcionamiento de un servidor web. </text:p>
            <text:p text:style-name="P4">b) Se ha instalado un servidor web. </text:p>
            <text:p text:style-name="P4">c) Se han creado sitios virtuales. </text:p>
            <text:p text:style-name="P4">d) Se han verificado las posibilidades existentes para discriminar el sitio destino del tráfico entrante al servidor. </text:p>
            <text:p text:style-name="P4">e) Se ha configurado la seguridad del servidor. </text:p>
            <text:p text:style-name="P4">f) Se ha comprobando el acceso de los usuarios al servidor. </text:p>
            <text:p text:style-name="P4">g) Se ha diferenciado y probado la ejecución de código en el servidor y en el cliente. </text:p>
            <text:p text:style-name="P4">h) Se han instalado módulos sobre el servidor. </text:p>
            <text:p text:style-name="P4">i) Se han establecido mecanismos para asegurar las comunicaciones entre el cliente y el servidor. </text:p>
          </table:table-cell>
        </table:table-row>
        <table:table-row>
          <table:table-cell table:style-name="Tabla9.A2" office:value-type="string">
            <text:h text:style-name="Heading_20_3" text:outline-level="3">Contenidos soporte</text:h>
          </table:table-cell>
        </table:table-row>
        <table:table-row>
          <table:table-cell table:style-name="Tabla9.A2" office:value-type="string">
            <text:list xml:id="list1237941298" text:style-name="WW8Num3">
              <text:list-item>
                <text:p text:style-name="P6"><text:span text:style-name="T3">Estructura de la </text:span><text:span text:style-name="T4">World Wide Web</text:span><text:span text:style-name="T3"> (WWW)</text:span></text:p>
              </text:list-item>
              <text:list-item>
                <text:p text:style-name="P6"><text:span text:style-name="T3">Direcciones URL </text:span><text:span text:style-name="T4">(Uniform Resource Locator)</text:span></text:p>
              </text:list-item>
              <text:list-item>
                <text:p text:style-name="P6">Protocolo HTTP</text:p>
              </text:list-item>
            </text:list>
            <text:list xml:id="list267413682" text:style-name="WW8Num19">
              <text:list-item>
                <text:list>
                  <text:list-item>
                    <text:p text:style-name="P8">Formato de los mensajes</text:p>
                  </text:list-item>
                  <text:list-item>
                    <text:p text:style-name="P7">Códigos de estado</text:p>
                  </text:list-item>
                  <text:list-item>
                    <text:p text:style-name="P7">Cookies</text:p>
                  </text:list-item>
                </text:list>
              </text:list-item>
            </text:list>
            <text:list xml:id="list2155387067" text:continue-list="list1237941298" text:style-name="WW8Num3">
              <text:list-item>
                <text:p text:style-name="P6"><text:span text:style-name="T3">Protocolo HTTPS </text:span><text:span text:style-name="T4">(HyperText Transfer Protocol Secure)</text:span></text:p>
              </text:list-item>
              <text:list-item>
                <text:p text:style-name="P6">Aplicaciones web</text:p>
              </text:list-item>
            </text:list>
            <text:list xml:id="list881296252" text:continue-list="list267413682" text:style-name="WW8Num19">
              <text:list-item>
                <text:list>
                  <text:list-item>
                    <text:p text:style-name="P7">Estructura y funcionamiento</text:p>
                  </text:list-item>
                </text:list>
              </text:list-item>
            </text:list>
            <text:list xml:id="list978498545" text:continue-list="list2155387067" text:style-name="WW8Num3">
              <text:list-item>
                <text:p text:style-name="P6">Servidores web en sistemas operativos libres y propietarios</text:p>
              </text:list-item>
            </text:list>
            <text:list xml:id="list1039486899" text:continue-list="list881296252" text:style-name="WW8Num19">
              <text:list-item>
                <text:list>
                  <text:list-item>
                    <text:p text:style-name="P7">Instalación</text:p>
                  </text:list-item>
                  <text:list-item>
                    <text:p text:style-name="P7">Arranque y parada</text:p>
                  </text:list-item>
                  <text:list-item>
                    <text:p text:style-name="P7">Ficheros y parámetros de configuración</text:p>
                  </text:list-item>
                  <text:list-item>
                    <text:p text:style-name="P7">Servidores virtuales</text:p>
                  </text:list-item>
                  <text:list-item>
                    <text:p text:style-name="P7">Acceso anónimo y autentificado</text:p>
                  </text:list-item>
                  <text:list-item>
                    <text:p text:style-name="P7">Ejecución de código</text:p>
                  </text:list-item>
                  <text:list-item>
                    <text:p text:style-name="P7">Monitorización y logs</text:p>
                  </text:list-item>
                  <text:list-item>
                    <text:p text:style-name="P7">Establecimiento de conexiones seguras (HTTPS)</text:p>
                  </text:list-item>
                </text:list>
              </text:list-item>
            </text:list>
            <text:list xml:id="list1309299368" text:continue-list="list978498545" text:style-name="WW8Num3">
              <text:list-item>
                <text:p text:style-name="P6">Navegadores web</text:p>
              </text:list-item>
            </text:list>
            <text:list xml:id="list932481691" text:continue-list="list1039486899" text:style-name="WW8Num19">
              <text:list-item>
                <text:list>
                  <text:list-item>
                    <text:p text:style-name="P9"><text:span text:style-name="T2">Parámetros de c</text:span>onfiguración</text:p>
                  </text:list-item>
                  <text:list-item>
                    <text:p text:style-name="P5">Complementos</text:p>
                  </text:list-item>
                </text:list>
              </text:list-item>
            </text:list>
          </table:table-cell>
        </table:table-row>
        <table:table-row>
          <table:table-cell table:style-name="Tabla9.A2" office:value-type="string">
            <text:h text:style-name="Heading_20_3" text:outline-level="3">Contenidos organizadores:</text:h>
          </table:table-cell>
        </table:table-row>
        <table:table-row>
          <table:table-cell table:style-name="Tabla9.A2" office:value-type="string">
            <text:p text:style-name="P4">Instalación, configuración y prueba de sitios virtuales</text:p>
            <text:p text:style-name="P4">Configuración de los parámetros de un servidor web</text:p>
            <text:p text:style-name="P4">Configuración de complementos de cliente en los navegadores web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Times New Roman" style:font-name-asian="Times New Roman" style:font-name-complex="Times New Roman"/>
    </style:style>
    <style:style style:name="WW8Num19z5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9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Courier New1"/>
      </text:list-level-style-bullet>
      <text:list-level-style-bullet text:level="3" text:style-name="WW8Num19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9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9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Standard"><draw:frame draw:style-name="Mfr1" draw:name="gráficos1" text:anchor-type="as-char" svg:y="-1.76cm" svg:width="1.974cm" svg:height="1.655cm" draw:z-index="0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7. Servicios en Red</text:span> - SRC</text:p>
              <text:p text:style-name="MP2"><text:span text:style-name="MT1">Curso:</text:span>2011-12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1-09T21:37:47</meta:creation-date>
    <dc:date>2012-01-09T21:57:04</dc:date>
    <dc:creator>ivan </dc:creator>
    <meta:editing-duration>PT19M17S</meta:editing-duration>
    <meta:editing-cycles>3</meta:editing-cycles>
    <meta:generator>LibreOffice/3.4$Linux LibreOffice_project/340m1$Build-402</meta:generator>
    <meta:printed-by>ivan </meta:printed-by>
    <meta:print-date>2012-01-09T21:49:16</meta:print-date>
    <meta:document-statistic meta:table-count="2" meta:image-count="1" meta:object-count="0" meta:page-count="1" meta:paragraph-count="42" meta:word-count="260" meta:character-count="1665" meta:non-whitespace-character-count="1413"/>
  </office:meta>
</office:document-meta>
</file>